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19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37.87mm"/>
    </style:style>
    <style:style style:name="co4" style:family="table-column">
      <style:table-column-properties fo:break-before="auto" style:column-width="81.83mm"/>
    </style:style>
    <style:style style:name="co5" style:family="table-column">
      <style:table-column-properties fo:break-before="auto" style:column-width="38.96mm"/>
    </style:style>
    <style:style style:name="co6" style:family="table-column">
      <style:table-column-properties fo:break-before="auto" style:column-width="51.42mm"/>
    </style:style>
    <style:style style:name="co7" style:family="table-column">
      <style:table-column-properties fo:break-before="auto" style:column-width="127.18mm"/>
    </style:style>
    <style:style style:name="co8" style:family="table-column">
      <style:table-column-properties fo:break-before="auto" style:column-width="34.82mm"/>
    </style:style>
    <style:style style:name="co9" style:family="table-column">
      <style:table-column-properties fo:break-before="auto" style:column-width="52.5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20.13mm"/>
    </style:style>
    <style:style style:name="co12" style:family="table-column">
      <style:table-column-properties fo:break-before="auto" style:column-width="13.53mm"/>
    </style:style>
    <style:style style:name="co13" style:family="table-column">
      <style:table-column-properties fo:break-before="auto" style:column-width="178.03mm"/>
    </style:style>
    <style:style style:name="co14" style:family="table-column">
      <style:table-column-properties fo:break-before="auto" style:column-width="220.89mm"/>
    </style:style>
    <style:style style:name="ro1" style:family="table-row">
      <style:table-row-properties style:row-height="14.2mm" fo:break-before="auto" style:use-optimal-row-height="false"/>
    </style:style>
    <style:style style:name="ro2" style:family="table-row">
      <style:table-row-properties style:row-height="10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19.4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20.27mm" fo:break-before="auto" style:use-optimal-row-height="true"/>
    </style:style>
    <style:style style:name="ro9" style:family="table-row">
      <style:table-row-properties style:row-height="28.17mm" fo:break-before="auto" style:use-optimal-row-height="true"/>
    </style:style>
    <style:style style:name="ro10" style:family="table-row">
      <style:table-row-properties style:row-height="12.36mm" fo:break-before="auto" style:use-optimal-row-height="true"/>
    </style:style>
    <style:style style:name="ro11" style:family="table-row">
      <style:table-row-properties style:row-height="43.96mm" fo:break-before="auto" style:use-optimal-row-height="true"/>
    </style:style>
    <style:style style:name="ro12" style:family="table-row">
      <style:table-row-properties style:row-height="24.22mm" fo:break-before="auto" style:use-optimal-row-height="true"/>
    </style:style>
    <style:style style:name="ro13" style:family="table-row">
      <style:table-row-properties style:row-height="32.1mm" fo:break-before="auto" style:use-optimal-row-height="true"/>
    </style:style>
    <style:style style:name="ro1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66cc00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wrap-option="wrap" style:vertical-align="middle"/>
      <style:text-properties style:font-name="Liberation Mono" fo:font-size="8pt" style:font-size-asian="8pt" style:font-size-complex="8pt"/>
    </style:style>
    <style:style style:name="ce3" style:family="table-cell" style:parent-style-name="Default">
      <style:table-cell-properties fo:wrap-option="wrap" style:vertical-align="middle"/>
      <style:text-properties fo:color="#000000" style:font-name="Liberation Mono" fo:font-size="8pt" style:font-size-asian="8pt" style:font-size-complex="8pt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Mono" fo:font-size="8pt" style:font-size-asian="8pt" style:font-size-complex="8pt"/>
    </style:style>
    <style:style style:name="ce6" style:family="table-cell" style:parent-style-name="Default">
      <style:table-cell-properties fo:wrap-option="wrap" style:vertical-align="middle"/>
      <style:text-properties fo:color="#00cc33" style:font-name="Liberation Mono" fo:font-size="8pt" style:font-size-asian="8pt" style:font-size-complex="8pt"/>
    </style:style>
    <style:style style:name="ce7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66ccff" style:text-align-source="fix" style:repeat-content="false" fo:wrap-option="wrap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wrap-option="wrap" style:vertical-align="middle"/>
      <style:text-properties style:font-name="Liberation Mono"/>
    </style:style>
    <style:style style:name="T1" style:family="text">
      <style:text-properties style:font-name="Liberation Mono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complex="bold" style:font-weight-asian="bold" fo:font-weight="bold"/>
    </style:style>
    <style:style style:name="T4" style:family="text">
      <style:text-properties style:font-weight-complex="bold" style:font-weight-asian="bold" fo:font-weight="bold" fo:color="#ff0000"/>
    </style:style>
  </office:automatic-styles>
  <office:body>
    <office:spreadsheet>
      <table:calculation-settings table:automatic-find-labels="false"/>
      <table:table table:name="Функции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Контроллер/</text:p>
            <text:p>Библиотека</text:p>
          </table:table-cell>
          <table:table-cell table:style-name="ce1" office:value-type="string" calcext:value-type="string">
            <text:p>Функция</text:p>
          </table:table-cell>
          <table:table-cell table:style-name="ce1" office:value-type="string" calcext:value-type="string">
            <text:p>Входные параметры</text:p>
          </table:table-cell>
          <table:table-cell table:style-name="ce1" office:value-type="string" calcext:value-type="string">
            <text:p>Какие функции вызывает</text:p>
          </table:table-cell>
          <table:table-cell table:style-name="ce1" office:value-type="string" calcext:value-type="string">
            <text:p>Какие представления использует</text:p>
          </table:table-cell>
          <table:table-cell table:style-name="ce1" office:value-type="string" calcext:value-type="string">
            <text:p>Куда делает редиректы</text:p>
          </table:table-cell>
          <table:table-cell table:style-name="ce1" office:value-type="string" calcext:value-type="string">
            <text:p>Краткое описание</text:p>
          </table:table-cell>
          <table:table-cell table:style-name="ce1" office:value-type="string" calcext:value-type="string">
            <text:p>Ассоциирована с пунктом меню</text:p>
          </table:table-cell>
          <table:table-cell table:style-name="ce1" office:value-type="string" calcext:value-type="string">
            <text:p>Действие роли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uthoz</text:p>
          </table:table-cell>
          <table:table-cell office:value-type="string" calcext:value-type="string">
            <text:p>authz()</text:p>
          </table:table-cell>
          <table:table-cell table:number-columns-repeated="2"/>
          <table:table-cell office:value-type="string" calcext:value-type="string">
            <text:p>header</text:p>
            <text:p><text:span text:style-name="T1">auth_view</text:span></text:p>
            <text:p><text:span text:style-name="T1">footer</text:span></text:p>
          </table:table-cell>
          <table:table-cell/>
          <table:table-cell office:value-type="string" calcext:value-type="string">
            <text:p>Функция авторизации пользователя.</text:p>
          </table:table-cell>
          <table:table-cell/>
          <table:table-cell table:style-name="ce5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uthoz</text:p>
          </table:table-cell>
          <table:table-cell office:value-type="string" calcext:value-type="string">
            <text:p>auth_end()</text:p>
          </table:table-cell>
          <table:table-cell table:number-columns-repeated="3"/>
          <table:table-cell office:value-type="string" calcext:value-type="string">
            <text:p>base/basefun</text:p>
          </table:table-cell>
          <table:table-cell office:value-type="string" calcext:value-type="string">
            <text:p>Функция завершения сессии пользователя. Штатно, рубим данные сессии и саму сессию закрываем.</text:p>
          </table:table-cell>
          <table:table-cell/>
          <table:table-cell table:style-name="ce5" office:value-type="string" calcext:value-type="string">
            <text:p>-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uthoz</text:p>
          </table:table-cell>
          <table:table-cell office:value-type="string" calcext:value-type="string">
            <text:p>auth_test()</text:p>
          </table:table-cell>
          <table:table-cell/>
          <table:table-cell office:value-type="string" calcext:value-type="string">
            <text:p>users_model-&gt;get_users()</text:p>
            <text:p>baselib-&gt;makeMenuArray()</text:p>
          </table:table-cell>
          <table:table-cell/>
          <table:table-cell office:value-type="string" calcext:value-type="string">
            <text:p>base/basefun</text:p>
            <text:p><text:span text:style-name="T1">authoz/authz</text:span></text:p>
          </table:table-cell>
          <table:table-cell office:value-type="string" calcext:value-type="string">
            <text:p>Функция проверки введенных пользовательских данных. Если логин и пользователь корректны, запоминаем данные о пользователе в сессии и вызываем базовую функцию. Если данные не корректны, запускаем функцию авторизации пользователя.</text:p>
          </table:table-cell>
          <table:table-cell/>
          <table:table-cell table:style-name="ce5" office:value-type="string" calcext:value-type="string">
            <text:p>-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Authoz</text:p>
          </table:table-cell>
          <table:table-cell table:style-name="ce3" office:value-type="string" calcext:value-type="string">
            <text:p>usersmaintain()</text:p>
          </table:table-cell>
          <table:table-cell table:style-name="ce3" office:value-type="string" calcext:value-type="string">
            <text:p>$login = FALSE</text:p>
            <text:p>$delor = FALSE</text:p>
          </table:table-cell>
          <table:table-cell table:style-name="ce3" office:value-type="string" calcext:value-type="string">
            <text:p>baselib-&gt;makedataarray()</text:p>
            <text:p>users_model-&gt;user_del()</text:p>
            <text:p>users_model-&gt;user_act()</text:p>
            <text:p>users_model-&gt;get_users()</text:p>
          </table:table-cell>
          <table:table-cell table:style-name="ce3" office:value-type="string" calcext:value-type="string">
            <text:p>header</text:p>
            <text:p>mainmenu</text:p>
            <text:p>users_maintain</text:p>
            <text:p>footer</text:p>
          </table:table-cell>
          <table:table-cell table:style-name="ce3"/>
          <table:table-cell table:style-name="ce3" office:value-type="string" calcext:value-type="string">
            <text:p>Функция отображает список пользователей и меню для управления ими.</text:p>
          </table:table-cell>
          <table:table-cell table:style-name="ce3" office:value-type="string" calcext:value-type="string">
            <text:p>Пользователи</text:p>
          </table:table-cell>
          <table:table-cell table:style-name="ce6" office:value-type="string" calcext:value-type="string">
            <text:p>Управление пользователями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Authoz</text:p>
          </table:table-cell>
          <table:table-cell table:style-name="ce3" office:value-type="string" calcext:value-type="string">
            <text:p>user_add()</text:p>
          </table:table-cell>
          <table:table-cell table:style-name="ce3" office:value-type="string" calcext:value-type="string">
            <text:p>$login = FALSE</text:p>
          </table:table-cell>
          <table:table-cell table:style-name="ce3" office:value-type="string" calcext:value-type="string">
            <text:p>baselib-&gt;makedataarray()</text:p>
            <text:p>users_model-&gt;get_roles()</text:p>
            <text:p>users_model-&gt;get_users()</text:p>
            <text:p>users_model-&gt;get_scopes</text:p>
          </table:table-cell>
          <table:table-cell table:style-name="ce3" office:value-type="string" calcext:value-type="string">
            <text:p>header</text:p>
            <text:p>mainmenu</text:p>
            <text:p>users_add_form</text:p>
            <text:p>footer</text:p>
          </table:table-cell>
          <table:table-cell table:style-name="ce3"/>
          <table:table-cell table:style-name="ce3" office:value-type="string" calcext:value-type="string">
            <text:p>Отображает форму для добавления/редактирования пользователя.</text:p>
          </table:table-cell>
          <table:table-cell table:style-name="ce3"/>
          <table:table-cell table:style-name="ce6" office:value-type="string" calcext:value-type="string">
            <text:p>Управление пользователями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Authoz</text:p>
          </table:table-cell>
          <table:table-cell table:style-name="ce3" office:value-type="string" calcext:value-type="string">
            <text:p>user_add_job()</text:p>
          </table:table-cell>
          <table:table-cell table:style-name="ce3"/>
          <table:table-cell table:style-name="ce3" office:value-type="string" calcext:value-type="string">
            <text:p>users_model-&gt;user_add()</text:p>
            <text:p>users_model-&gt;user_update()</text:p>
          </table:table-cell>
          <table:table-cell table:style-name="ce3"/>
          <table:table-cell table:style-name="ce3" office:value-type="string" calcext:value-type="string">
            <text:p>authoz/usersmaintain</text:p>
          </table:table-cell>
          <table:table-cell table:style-name="ce3" office:value-type="string" calcext:value-type="string">
            <text:p>Выполняет действия при получении данных от формы user_add_form. Фактически либо добавляет нового пользователя, либо редактирует текущего.</text:p>
          </table:table-cell>
          <table:table-cell table:style-name="ce3"/>
          <table:table-cell table:style-name="ce6" office:value-type="string" calcext:value-type="string">
            <text:p>Управление пользователями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Authoz</text:p>
          </table:table-cell>
          <table:table-cell office:value-type="string" calcext:value-type="string">
            <text:p>rolesmaintain()</text:p>
          </table:table-cell>
          <table:table-cell office:value-type="string" calcext:value-type="string">
            <text:p>$roleid = FALSE</text:p>
          </table:table-cell>
          <table:table-cell office:value-type="string" calcext:value-type="string">
            <text:p>baselib-&gt;makedataarray()</text:p>
            <text:p>users_model-&gt;role_del()</text:p>
            <text:p>users_model-&gt;role_add()</text:p>
            <text:p>users_model-&gt;get_roles()</text:p>
            <text:p>users_model-&gt;rolemenu_del()</text:p>
          </table:table-cell>
          <table:table-cell office:value-type="string" calcext:value-type="string">
            <text:p>header</text:p>
            <text:p>mainmenu</text:p>
            <text:p>roles_maintain</text:p>
            <text:p>footer</text:p>
          </table:table-cell>
          <table:table-cell office:value-type="string" calcext:value-type="string">
            <text:p>authoz/usersmaintain</text:p>
          </table:table-cell>
          <table:table-cell office:value-type="string" calcext:value-type="string">
            <text:p>Отображает все роли и предлагает действия для них.</text:p>
          </table:table-cell>
          <table:table-cell office:value-type="string" calcext:value-type="string">
            <text:p>Роли</text:p>
          </table:table-cell>
          <table:table-cell table:style-name="ce6" office:value-type="string" calcext:value-type="string">
            <text:p>Управление ролями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Authoz</text:p>
          </table:table-cell>
          <table:table-cell table:style-name="ce3" office:value-type="string" calcext:value-type="string">
            <text:p>role_add()</text:p>
          </table:table-cell>
          <table:table-cell table:style-name="ce3" office:value-type="string" calcext:value-type="string">
            <text:p>$roleid = FALSE</text:p>
          </table:table-cell>
          <table:table-cell table:style-name="ce3" office:value-type="string" calcext:value-type="string">
            <text:p>baselib-&gt;makedataarray()</text:p>
            <text:p>users_model-&gt;get_roles()</text:p>
          </table:table-cell>
          <table:table-cell table:style-name="ce3" office:value-type="string" calcext:value-type="string">
            <text:p>header</text:p>
            <text:p>mainmenu</text:p>
            <text:p>role_add_form</text:p>
            <text:p>footer</text:p>
          </table:table-cell>
          <table:table-cell table:style-name="ce3"/>
          <table:table-cell table:style-name="ce3" office:value-type="string" calcext:value-type="string">
            <text:p>Функция отображения формы добавления/изменения роли.</text:p>
          </table:table-cell>
          <table:table-cell table:style-name="ce3"/>
          <table:table-cell table:style-name="ce6" office:value-type="string" calcext:value-type="string">
            <text:p>Управление ролями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Authoz</text:p>
          </table:table-cell>
          <table:table-cell table:style-name="ce3" office:value-type="string" calcext:value-type="string">
            <text:p>role_add_job()</text:p>
          </table:table-cell>
          <table:table-cell table:style-name="ce3"/>
          <table:table-cell table:style-name="ce3" office:value-type="string" calcext:value-type="string">
            <text:p>users_model-&gt;role_add()</text:p>
            <text:p>users_model-&gt;role_update()</text:p>
            <text:p>users_model-&gt;rolemenu_add()</text:p>
            <text:p>users_model-&gt;rolemenu_del()</text:p>
          </table:table-cell>
          <table:table-cell table:style-name="ce3"/>
          <table:table-cell table:style-name="ce3" office:value-type="string" calcext:value-type="string">
            <text:p>authoz/rolesmaintain</text:p>
          </table:table-cell>
          <table:table-cell table:style-name="ce3" office:value-type="string" calcext:value-type="string">
            <text:p>Непосредственно получает данные от формы и добавляет или апдейтит роль.</text:p>
          </table:table-cell>
          <table:table-cell table:style-name="ce3"/>
          <table:table-cell table:style-name="ce6" office:value-type="string" calcext:value-type="string">
            <text:p>Управление ролями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Authoz</text:p>
          </table:table-cell>
          <table:table-cell table:style-name="ce3" office:value-type="string" calcext:value-type="string">
            <text:p>scopesmaintain()</text:p>
          </table:table-cell>
          <table:table-cell table:style-name="ce3" office:value-type="string" calcext:value-type="string">
            <text:p>$scopeid = FALSE</text:p>
          </table:table-cell>
          <table:table-cell table:style-name="ce3" office:value-type="string" calcext:value-type="string">
            <text:p>baselib-&gt;makedataarray()</text:p>
            <text:p>users_model-&gt;scope_del()</text:p>
            <text:p>users_model-&gt;scope_add()</text:p>
            <text:p>users_model-&gt;get_scopes()</text:p>
          </table:table-cell>
          <table:table-cell table:style-name="ce3" office:value-type="string" calcext:value-type="string">
            <text:p>header</text:p>
            <text:p>mainmenu</text:p>
            <text:p>scopes_maintain</text:p>
            <text:p>footer</text:p>
          </table:table-cell>
          <table:table-cell table:style-name="ce4"/>
          <table:table-cell table:style-name="ce3" office:value-type="string" calcext:value-type="string">
            <text:p>Ведение областей видимости. Отображает перечень областей видимости и меню действий с ними.</text:p>
          </table:table-cell>
          <table:table-cell table:style-name="ce3" office:value-type="string" calcext:value-type="string">
            <text:p>Области видимости</text:p>
          </table:table-cell>
          <table:table-cell table:style-name="ce6" office:value-type="string" calcext:value-type="string">
            <text:p>Управление ролями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Authoz</text:p>
          </table:table-cell>
          <table:table-cell table:style-name="ce3" office:value-type="string" calcext:value-type="string">
            <text:p>scope_edit()</text:p>
          </table:table-cell>
          <table:table-cell table:style-name="ce3" office:value-type="string" calcext:value-type="string">
            <text:p>$scopeid</text:p>
          </table:table-cell>
          <table:table-cell table:style-name="ce3" office:value-type="string" calcext:value-type="string">
            <text:p>baselib-&gt;makedataarray()</text:p>
            <text:p>users_model-&gt;get_hotels_in_scope()</text:p>
            <text:p>users_model-&gt;get_hotels_not_in_scopes()</text:p>
          </table:table-cell>
          <table:table-cell table:style-name="ce3" office:value-type="string" calcext:value-type="string">
            <text:p>header</text:p>
            <text:p>mainmenu</text:p>
            <text:p>scope_edit_form</text:p>
            <text:p>footer</text:p>
          </table:table-cell>
          <table:table-cell table:style-name="ce4"/>
          <table:table-cell table:style-name="ce3" office:value-type="string" calcext:value-type="string">
            <text:p>Отображает форму для добавления/редактирования области видимости.</text:p>
          </table:table-cell>
          <table:table-cell table:style-name="ce3"/>
          <table:table-cell table:style-name="ce6" office:value-type="string" calcext:value-type="string">
            <text:p>Управление ролями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Authoz</text:p>
          </table:table-cell>
          <table:table-cell table:style-name="ce3" office:value-type="string" calcext:value-type="string">
            <text:p>scope_edit_job()</text:p>
          </table:table-cell>
          <table:table-cell table:style-name="ce3"/>
          <table:table-cell table:style-name="ce3" office:value-type="string" calcext:value-type="string">
            <text:p>users_model-&gt;scopefill_del()</text:p>
            <text:p>users_model-&gt;scopefill_add()</text:p>
            <text:p>hotels_model-&gt;get_chotels()</text:p>
            <text:p>users_model-&gt;scopefill_add()</text:p>
          </table:table-cell>
          <table:table-cell table:style-name="ce3"/>
          <table:table-cell table:style-name="ce3" office:value-type="string" calcext:value-type="string">
            <text:p>authoz/scopesmaintain</text:p>
          </table:table-cell>
          <table:table-cell table:style-name="ce3" office:value-type="string" calcext:value-type="string">
            <text:p>Обрабатывает данные полученные от формы добавления/редактирования области видимости.</text:p>
          </table:table-cell>
          <table:table-cell table:style-name="ce3"/>
          <table:table-cell table:style-name="ce6" office:value-type="string" calcext:value-type="string">
            <text:p>Управление ролями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ase</text:p>
          </table:table-cell>
          <table:table-cell office:value-type="string" calcext:value-type="string">
            <text:p>basefun()</text:p>
          </table:table-cell>
          <table:table-cell/>
          <table:table-cell office:value-type="string" calcext:value-type="string">
            <text:p>baselib-&gt;makedataarray()</text:p>
          </table:table-cell>
          <table:table-cell office:value-type="string" calcext:value-type="string">
            <text:p>header</text:p>
            <text:p>mainmenu</text:p>
            <text:p>footer</text:p>
            <text:p>authatata</text:p>
          </table:table-cell>
          <table:table-cell/>
          <table:table-cell office:value-type="string" calcext:value-type="string">
            <text:p>Базовая функция контроллера.</text:p>
          </table:table-cell>
          <table:table-cell/>
          <table:table-cell table:style-name="ce5" office:value-type="string" calcext:value-type="string">
            <text:p>-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ase</text:p>
          </table:table-cell>
          <table:table-cell office:value-type="string" calcext:value-type="string">
            <text:p>hotelsmaintain()</text:p>
          </table:table-cell>
          <table:table-cell/>
          <table:table-cell office:value-type="string" calcext:value-type="string">
            <text:p>baselib-&gt;makedataarray()</text:p>
            <text:p>baselib-&gt;get_hotels_data()</text:p>
            <text:p>baselib-&gt;get_hnames()</text:p>
          </table:table-cell>
          <table:table-cell office:value-type="string" calcext:value-type="string">
            <text:p>header</text:p>
            <text:p>mainmenu</text:p>
            <text:p>showhotels</text:p>
            <text:p>footer</text:p>
          </table:table-cell>
          <table:table-cell/>
          <table:table-cell office:value-type="string" calcext:value-type="string">
            <text:p>Контроллер отображает все дома/гостиницы [отели] и меню функционала по их добавлению/удалению/редактированию.</text:p>
          </table:table-cell>
          <table:table-cell office:value-type="string" calcext:value-type="string">
            <text:p>Отели</text:p>
          </table:table-cell>
          <table:table-cell table:style-name="ce6" office:value-type="string" calcext:value-type="string">
            <text:p>Управление отелями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ase</text:p>
          </table:table-cell>
          <table:table-cell office:value-type="string" calcext:value-type="string">
            <text:p>hotelsadd()</text:p>
          </table:table-cell>
          <table:table-cell office:value-type="string" calcext:value-type="string">
            <text:p>$huid = FALSE</text:p>
          </table:table-cell>
          <table:table-cell office:value-type="string" calcext:value-type="string">
            <text:p>baselib-&gt;makedataarray()</text:p>
            <text:p>hotels_model-&gt;get_hotels()</text:p>
            <text:p>baselib-&gt;get_hnames()</text:p>
            <text:p>hotels_model-&gt;get_htypes()</text:p>
          </table:table-cell>
          <table:table-cell office:value-type="string" calcext:value-type="string">
            <text:p>header</text:p>
            <text:p>mainmenu</text:p>
            <text:p>hotelsadd</text:p>
            <text:p>footer</text:p>
          </table:table-cell>
          <table:table-cell/>
          <table:table-cell office:value-type="string" calcext:value-type="string">
            <text:p>Функция выводит форму для добавления отеля.</text:p>
          </table:table-cell>
          <table:table-cell/>
          <table:table-cell table:style-name="ce6" office:value-type="string" calcext:value-type="string">
            <text:p>Управление отелями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se</text:p>
          </table:table-cell>
          <table:table-cell office:value-type="string" calcext:value-type="string">
            <text:p>hotelsadd_job()</text:p>
          </table:table-cell>
          <table:table-cell/>
          <table:table-cell office:value-type="string" calcext:value-type="string">
            <text:p>hotels_model-&gt;update_hotel()</text:p>
            <text:p>hotels_model-&gt;insert_hotel()</text:p>
          </table:table-cell>
          <table:table-cell/>
          <table:table-cell office:value-type="string" calcext:value-type="string">
            <text:p>base/hotelsmaintain</text:p>
          </table:table-cell>
          <table:table-cell office:value-type="string" calcext:value-type="string">
            <text:p>Функия обрабатывает данные от формы добавления отеля и добавляет отель в БД. Если передан признак редактирования, то данные об отеле обновляют существующие.</text:p>
          </table:table-cell>
          <table:table-cell/>
          <table:table-cell table:style-name="ce6" office:value-type="string" calcext:value-type="string">
            <text:p>Управление отелями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ase</text:p>
          </table:table-cell>
          <table:table-cell office:value-type="string" calcext:value-type="string">
            <text:p>hotelsedit()</text:p>
          </table:table-cell>
          <table:table-cell/>
          <table:table-cell office:value-type="string" calcext:value-type="string">
            <text:p>baselib-&gt;makedataarray()</text:p>
            <text:p>hotels_model-&gt;get_hotels()</text:p>
          </table:table-cell>
          <table:table-cell office:value-type="string" calcext:value-type="string">
            <text:p>header</text:p>
            <text:p>mainmenu</text:p>
            <text:p>booking_hselect</text:p>
            <text:p>footer</text:p>
          </table:table-cell>
          <table:table-cell/>
          <table:table-cell office:value-type="string" calcext:value-type="string">
            <text:p>Функция редактирования отеля.</text:p>
          </table:table-cell>
          <table:table-cell/>
          <table:table-cell table:style-name="ce6" office:value-type="string" calcext:value-type="string">
            <text:p>Управление отелями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ase</text:p>
          </table:table-cell>
          <table:table-cell office:value-type="string" calcext:value-type="string">
            <text:p>hotelsdel()</text:p>
          </table:table-cell>
          <table:table-cell office:value-type="string" calcext:value-type="string">
            <text:p>$huid = FALSE</text:p>
          </table:table-cell>
          <table:table-cell office:value-type="string" calcext:value-type="string">
            <text:p>hotels_model-&gt;isactive_hotel()</text:p>
            <text:p>baselib-&gt;makedataarray()</text:p>
            <text:p>hotels_model-&gt;get_hotels()</text:p>
          </table:table-cell>
          <table:table-cell office:value-type="string" calcext:value-type="string">
            <text:p>header</text:p>
            <text:p>mainmenu</text:p>
            <text:p>booking_hselect</text:p>
            <text:p>footer</text:p>
          </table:table-cell>
          <table:table-cell office:value-type="string" calcext:value-type="string">
            <text:p>base/hotelsmaintain</text:p>
          </table:table-cell>
          <table:table-cell office:value-type="string" calcext:value-type="string">
            <text:p>Функция блокировки отеля.</text:p>
          </table:table-cell>
          <table:table-cell/>
          <table:table-cell table:style-name="ce6" office:value-type="string" calcext:value-type="string">
            <text:p>Управление отелями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ase</text:p>
          </table:table-cell>
          <table:table-cell office:value-type="string" calcext:value-type="string">
            <text:p>hotelsrev()</text:p>
          </table:table-cell>
          <table:table-cell office:value-type="string" calcext:value-type="string">
            <text:p>$huid = FALSE</text:p>
          </table:table-cell>
          <table:table-cell office:value-type="string" calcext:value-type="string">
            <text:p>hotels_model-&gt;isactive_hotel()</text:p>
            <text:p>baselib-&gt;makedataarray()</text:p>
          </table:table-cell>
          <table:table-cell office:value-type="string" calcext:value-type="string">
            <text:p>header</text:p>
            <text:p>mainmenu</text:p>
            <text:p>showhotels</text:p>
            <text:p>footer</text:p>
          </table:table-cell>
          <table:table-cell office:value-type="string" calcext:value-type="string">
            <text:p>base/hotelsmaintain</text:p>
          </table:table-cell>
          <table:table-cell office:value-type="string" calcext:value-type="string">
            <text:p>Функция разблокировки отеля.</text:p>
          </table:table-cell>
          <table:table-cell/>
          <table:table-cell table:style-name="ce6" office:value-type="string" calcext:value-type="string">
            <text:p>Управление отелями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ase</text:p>
          </table:table-cell>
          <table:table-cell office:value-type="string" calcext:value-type="string">
            <text:p>htypes()</text:p>
          </table:table-cell>
          <table:table-cell office:value-type="string" calcext:value-type="string">
            <text:p>$htuid = FALSE</text:p>
          </table:table-cell>
          <table:table-cell office:value-type="string" calcext:value-type="string">
            <text:p>baselib-&gt;makedataarray()</text:p>
            <text:p>hotels_model-&gt;htype_del()</text:p>
            <text:p>hotels_model-&gt;htype_add()</text:p>
            <text:p>hotels_model-&gt;get_htypes()</text:p>
          </table:table-cell>
          <table:table-cell office:value-type="string" calcext:value-type="string">
            <text:p>header</text:p>
            <text:p>mainmenu</text:p>
            <text:p>showtypes</text:p>
            <text:p>footer</text:p>
          </table:table-cell>
          <table:table-cell/>
          <table:table-cell office:value-type="string" calcext:value-type="string">
            <text:p>Функция отображения/добавления/удаления типов отелей.</text:p>
          </table:table-cell>
          <table:table-cell office:value-type="string" calcext:value-type="string">
            <text:p>Типы отелей</text:p>
          </table:table-cell>
          <table:table-cell table:style-name="ce6" office:value-type="string" calcext:value-type="string">
            <text:p>Управление отелями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Booking</text:p>
          </table:table-cell>
          <table:table-cell office:value-type="string" calcext:value-type="string">
            <text:p>bookings()</text:p>
          </table:table-cell>
          <table:table-cell office:value-type="string" calcext:value-type="string">
            <text:p><text:span text:style-name="T1">$datestart = FALSE</text:span></text:p>
            <text:p><text:span text:style-name="T1">$dateend = FALSE</text:span></text:p>
          </table:table-cell>
          <table:table-cell office:value-type="string" calcext:value-type="string">
            <text:p>baselib-&gt;makedataarray()</text:p>
            <text:p>hotels_model-&gt;get_hotels()</text:p>
            <text:p>baselib-&gt;get_hnames()</text:p>
            <text:p>hotels_model-&gt;get_active_bookings_period()</text:p>
            <text:p>hotels_model-&gt;get_bookings()</text:p>
          </table:table-cell>
          <table:table-cell office:value-type="string" calcext:value-type="string">
            <text:p>header</text:p>
            <text:p>mainmenu</text:p>
            <text:p>bookings_show</text:p>
            <text:p>footer</text:p>
          </table:table-cell>
          <table:table-cell/>
          <table:table-cell office:value-type="string" calcext:value-type="string">
            <text:p>Функция отображения броней всех отелей в табличном виде с цветовой дифференциацией штанов.</text:p>
          </table:table-cell>
          <table:table-cell office:value-type="string" calcext:value-type="string">
            <text:p>Бронирование</text:p>
          </table:table-cell>
          <table:table-cell table:style-name="ce6" office:value-type="string" calcext:value-type="string">
            <text:p>Управление бронями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Booking</text:p>
          </table:table-cell>
          <table:table-cell office:value-type="string" calcext:value-type="string">
            <text:p>bookings_by_period()</text:p>
          </table:table-cell>
          <table:table-cell/>
          <table:table-cell office:value-type="string" calcext:value-type="string">
            <text:p>$this-&gt;bookings()</text:p>
          </table:table-cell>
          <table:table-cell table:number-columns-repeated="2"/>
          <table:table-cell office:value-type="string" calcext:value-type="string">
            <text:p>Отображение броней всех отелей за заданный период.</text:p>
          </table:table-cell>
          <table:table-cell/>
          <table:table-cell table:style-name="ce6" office:value-type="string" calcext:value-type="string">
            <text:p>Управление бронями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ooking</text:p>
          </table:table-cell>
          <table:table-cell office:value-type="string" calcext:value-type="string">
            <text:p>booking_add()</text:p>
          </table:table-cell>
          <table:table-cell/>
          <table:table-cell office:value-type="string" calcext:value-type="string">
            <text:p>baselib-&gt;makedataarray()</text:p>
            <text:p>hotels_model-&gt;get_hotels()</text:p>
            <text:p>baselib-&gt;get_hnames()</text:p>
          </table:table-cell>
          <table:table-cell office:value-type="string" calcext:value-type="string">
            <text:p>header</text:p>
            <text:p>mainmenu</text:p>
            <text:p>booking_hselect</text:p>
            <text:p>footer</text:p>
          </table:table-cell>
          <table:table-cell/>
          <table:table-cell office:value-type="string" calcext:value-type="string">
            <text:p>Добавление брони.</text:p>
          </table:table-cell>
          <table:table-cell office:value-type="string" calcext:value-type="string">
            <text:p>Забронировать</text:p>
          </table:table-cell>
          <table:table-cell table:style-name="ce6" office:value-type="string" calcext:value-type="string">
            <text:p>Управление бронями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Booking</text:p>
          </table:table-cell>
          <table:table-cell office:value-type="string" calcext:value-type="string">
            <text:p>booking_add_form()</text:p>
          </table:table-cell>
          <table:table-cell office:value-type="string" calcext:value-type="string">
            <text:p>$huid</text:p>
          </table:table-cell>
          <table:table-cell office:value-type="string" calcext:value-type="string">
            <text:p>baselib-&gt;makedataarray()</text:p>
            <text:p>hotels_model-&gt;get_hotels()</text:p>
          </table:table-cell>
          <table:table-cell office:value-type="string" calcext:value-type="string">
            <text:p>header</text:p>
            <text:p>mainmenu</text:p>
            <text:p>show_error</text:p>
            <text:p>booking_add_form</text:p>
            <text:p>show_addinfo</text:p>
            <text:p>footer</text:p>
          </table:table-cell>
          <table:table-cell/>
          <table:table-cell office:value-type="string" calcext:value-type="string">
            <text:p>Функция формы добавления брони (уже после выбора отеля).</text:p>
          </table:table-cell>
          <table:table-cell/>
          <table:table-cell table:style-name="ce6" office:value-type="string" calcext:value-type="string">
            <text:p>Управление бронями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ooking</text:p>
          </table:table-cell>
          <table:table-cell office:value-type="string" calcext:value-type="string">
            <text:p>booking_add_job()</text:p>
          </table:table-cell>
          <table:table-cell/>
          <table:table-cell office:value-type="string" calcext:value-type="string">
            <text:p>dateconvert()</text:p>
            <text:p>hotels_model-&gt;get_bookings()</text:p>
            <text:p>hotels_model-&gt;update_booking()</text:p>
            <text:p>hotels_model-&gt;insert_booking()</text:p>
          </table:table-cell>
          <table:table-cell/>
          <table:table-cell office:value-type="string" calcext:value-type="string">
            <text:p>booking/booking_add_form</text:p>
            <text:p>booking/bookings</text:p>
          </table:table-cell>
          <table:table-cell office:value-type="string" calcext:value-type="string">
            <text:p>Функция собственно добавления брони в БД.</text:p>
          </table:table-cell>
          <table:table-cell/>
          <table:table-cell table:style-name="ce6" office:value-type="string" calcext:value-type="string">
            <text:p>Управление бронями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Booking</text:p>
          </table:table-cell>
          <table:table-cell office:value-type="string" calcext:value-type="string">
            <text:p>booking_cancel()</text:p>
          </table:table-cell>
          <table:table-cell office:value-type="string" calcext:value-type="string">
            <text:p>$buid = FALSE</text:p>
          </table:table-cell>
          <table:table-cell office:value-type="string" calcext:value-type="string">
            <text:p>baselib-&gt;makedataarray()</text:p>
            <text:p>hotels_model-&gt;get_booking_data()</text:p>
            <text:p>hotels_model-&gt;get_hotels()</text:p>
          </table:table-cell>
          <table:table-cell office:value-type="string" calcext:value-type="string">
            <text:p>header</text:p>
            <text:p>mainmenu</text:p>
            <text:p>booking_cancel_form</text:p>
            <text:p>show_addinfo</text:p>
            <text:p>footer</text:p>
          </table:table-cell>
          <table:table-cell/>
          <table:table-cell office:value-type="string" calcext:value-type="string">
            <text:p>Функция запроса номера брони для отмены.</text:p>
          </table:table-cell>
          <table:table-cell office:value-type="string" calcext:value-type="string">
            <text:p>Снять бронь</text:p>
          </table:table-cell>
          <table:table-cell table:style-name="ce6" office:value-type="string" calcext:value-type="string">
            <text:p>Управление бронями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ooking</text:p>
          </table:table-cell>
          <table:table-cell office:value-type="string" calcext:value-type="string">
            <text:p>booking_cancel_job()</text:p>
          </table:table-cell>
          <table:table-cell/>
          <table:table-cell office:value-type="string" calcext:value-type="string">
            <text:p>hotels_model-&gt;booking_cancel()</text:p>
            <text:p>booking_cancel()</text:p>
          </table:table-cell>
          <table:table-cell/>
          <table:table-cell office:value-type="string" calcext:value-type="string">
            <text:p>booking/bookings</text:p>
          </table:table-cell>
          <table:table-cell office:value-type="string" calcext:value-type="string">
            <text:p>Функция непосредственно отмены брони.</text:p>
          </table:table-cell>
          <table:table-cell/>
          <table:table-cell table:style-name="ce6" office:value-type="string" calcext:value-type="string">
            <text:p>Управление бронями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ooking</text:p>
          </table:table-cell>
          <table:table-cell office:value-type="string" calcext:value-type="string">
            <text:p>booking_edit()</text:p>
          </table:table-cell>
          <table:table-cell office:value-type="string" calcext:value-type="string">
            <text:p>$buid</text:p>
          </table:table-cell>
          <table:table-cell office:value-type="string" calcext:value-type="string">
            <text:p>baselib-&gt;makedataarray()</text:p>
            <text:p>hotels_model-&gt;get_booking_data()</text:p>
            <text:p>hotels_model-&gt;get_hotels()</text:p>
          </table:table-cell>
          <table:table-cell office:value-type="string" calcext:value-type="string">
            <text:p>header</text:p>
            <text:p>mainmenu</text:p>
            <text:p>booking_add_form</text:p>
            <text:p>footer</text:p>
          </table:table-cell>
          <table:table-cell/>
          <table:table-cell office:value-type="string" calcext:value-type="string">
            <text:p>Функция редактирования брони.</text:p>
          </table:table-cell>
          <table:table-cell/>
          <table:table-cell table:style-name="ce6" office:value-type="string" calcext:value-type="string">
            <text:p>Управление бронями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ooking</text:p>
          </table:table-cell>
          <table:table-cell office:value-type="string" calcext:value-type="string">
            <text:p>bookings_by_hotel()</text:p>
          </table:table-cell>
          <table:table-cell office:value-type="string" calcext:value-type="string">
            <text:p>$huid</text:p>
          </table:table-cell>
          <table:table-cell office:value-type="string" calcext:value-type="string">
            <text:p>baselib-&gt;makedataarray()</text:p>
            <text:p>hotels_model-&gt;get_hotels()</text:p>
            <text:p>hotels_model-&gt;get_bookings()</text:p>
          </table:table-cell>
          <table:table-cell office:value-type="string" calcext:value-type="string">
            <text:p>header</text:p>
            <text:p>mainmenu</text:p>
            <text:p>booking_by_hotel</text:p>
            <text:p>footer</text:p>
          </table:table-cell>
          <table:table-cell/>
          <table:table-cell office:value-type="string" calcext:value-type="string">
            <text:p>Функция отображения броней отеля.</text:p>
          </table:table-cell>
          <table:table-cell/>
          <table:table-cell table:style-name="ce6" office:value-type="string" calcext:value-type="string">
            <text:p>Управление бронями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ooking</text:p>
          </table:table-cell>
          <table:table-cell office:value-type="string" calcext:value-type="string">
            <text:p>dateconvert()</text:p>
          </table:table-cell>
          <table:table-cell office:value-type="string" calcext:value-type="string">
            <text:p>$instr</text:p>
          </table:table-cell>
          <table:table-cell table:number-columns-repeated="3"/>
          <table:table-cell office:value-type="string" calcext:value-type="string">
            <text:p>Функция конвертирует дату в формате 'DD-MM-YYYY' в формат для MySQL 'YYYY-MM-DD'</text:p>
          </table:table-cell>
          <table:table-cell/>
          <table:table-cell table:style-name="ce5" office:value-type="string" calcext:value-type="string">
            <text:p>-</text:p>
          </table:table-cell>
          <table:table-cell table:number-columns-repeated="1015"/>
        </table:table-row>
        <table:table-row table:style-name="ro7" table:number-rows-repeated="104854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Разное" table:style-name="ta1">
        <office:forms form:automatic-focus="false" form:apply-design-mode="false"/>
        <table:table-column table:style-name="co1" table:default-cell-style-name="ce9"/>
        <table:table-column table:style-name="co11" table:default-cell-style-name="ce10"/>
        <table:table-row table:style-name="ro8">
          <table:table-cell table:style-name="ce7" office:value-type="date" office:date-value="2016-05-25" calcext:value-type="date">
            <text:p>25.05.2016</text:p>
          </table:table-cell>
          <table:table-cell office:value-type="string" calcext:value-type="string">
            <text:p>Надо подумать над универсальной функцией разрешения или неразрешения действия с функцией.</text:p>
            <text:p>Она должна проверять все параметры:</text:p>
            <text:p> - залогинен пользователь или нет, доступна ему эта операция или нет (?это возможно вопрос роутинга?);</text:p>
            <text:p> - доступен ли текущий отель или нет;</text:p>
            <text:p> - может ли обрабатывать текущую бронь или нет.</text:p>
          </table:table-cell>
        </table:table-row>
        <table:table-row table:style-name="ro7">
          <table:table-cell table:style-name="ce8" office:value-type="date" office:date-value="2016-05-25" calcext:value-type="date">
            <text:p>25.05.16</text:p>
          </table:table-cell>
          <table:table-cell office:value-type="string" calcext:value-type="string">
            <text:p>План на листе «План на 27.05.2016».</text:p>
          </table:table-cell>
        </table:table-row>
        <table:table-row table:style-name="ro8">
          <table:table-cell table:style-name="ce8" office:value-type="date" office:date-value="2016-05-25" calcext:value-type="date">
            <text:p>25.05.16</text:p>
          </table:table-cell>
          <table:table-cell office:value-type="string" calcext:value-type="string">
            <text:p>Сейчас планируется при добавлении брони, если у пользователя в роли стоит признак управления только своими бронями, сразу чекить поле бронь владельца и делать его недоступным для редактирования. Нужно видимо эту функцию выделять в роль другим параметром, чтобы далее могли быть пользователи компании управлящие только своими бронями, но их брони не помечались как бронь владельца.</text:p>
            <text:p>Для броней владельца нужно будет вводить отдельный признак в роли «Владелец отеля» и по нему ориентироваться именно в проставлении признака БВ. В остально все останется как надо.</text:p>
          </table:table-cell>
        </table:table-row>
        <table:table-row table:style-name="ro7" table:number-rows-repeated="1048572">
          <table:table-cell table:number-columns-repeated="2"/>
        </table:table-row>
        <table:table-row table:style-name="ro7">
          <table:table-cell table:number-columns-repeated="2"/>
        </table:table-row>
      </table:table>
      <table:table table:name="План на 27.05.2016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ce10"/>
        <table:table-column table:style-name="co14" table:default-cell-style-name="ce10"/>
        <table:table-column table:style-name="co10" table:number-columns-repeated="1021" table:default-cell-style-name="ce10"/>
        <table:table-row table:style-name="ro7">
          <table:table-cell table:number-columns-repeated="1024"/>
        </table:table-row>
        <table:table-row table:style-name="ro7">
          <table:table-cell table:style-name="ce12" office:value-type="string" calcext:value-type="string">
            <text:p>№ п/п</text:p>
          </table:table-cell>
          <table:table-cell table:style-name="ce12" office:value-type="string" calcext:value-type="string">
            <text:p>Действие</text:p>
          </table:table-cell>
          <table:table-cell table:style-name="ce12" office:value-type="string" calcext:value-type="string">
            <text:p>Комментарии</text:p>
          </table:table-cell>
          <table:table-cell table:number-columns-repeated="1021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Таблица menu:</text:p>
            <text:p>1. добавить поле [ispm — INT(1) — not NULL — 0 по умолчанию] и для всех записей проставить 1;</text:p>
            <text:p>2. добавить запись согласно SQL запроса из комментариев;</text:p>
            <text:p>3. Добавить поле pmorder [INT(3) — not NULL — 0 по умолчанию] и проставить порядок отображения для все пунктов меню.</text:p>
            <text:p><text:span text:style-name="T2">4.</text:span><text:span text:style-name="T3"> </text:span><text:span text:style-name="T4">Выверить всю таблицу на соответствие локальной! Все привести в соответствие! Очень важны uid! Иначе поплывет все меню!</text:span></text:p>
          </table:table-cell>
          <table:table-cell office:value-type="string" calcext:value-type="string">
            <text:p>для пункта 2:</text:p>
            <text:p><text:span text:style-name="T1">INSERT INTO menu (uid,puid,title,href,pmorder,ispm) VALUES (10,2,'Области видимости','index.php/authoz/scopesmaintain',5,1);</text:span></text:p>
            <text:p/>
          </table:table-cell>
          <table:table-cell table:number-columns-repeated="1021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Таблица users:</text:p>
            <text:p>1. добавить в таблице users поле [scope — INT(11) — not NULL — 0 по умолчанию];</text:p>
            <text:p>2. добавить поле [isowner — INT(1) — not NULL— 0 по умолчанию].</text:p>
          </table:table-cell>
          <table:table-cell table:number-columns-repeated="1022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Создать таблицу roles по запросу из комментариев.</text:p>
          </table:table-cell>
          <table:table-cell table:style-name="ce13" office:value-type="string" calcext:value-type="string">
            <text:p>CREATE TABLE `roles` (</text:p>
            <text:p>  `uid` int(11) NOT NULL,</text:p>
            <text:p>  `title` varchar(128) NOT NULL,</text:p>
            <text:p>  `rcontrol` int(1) NOT NULL DEFAULT '0',</text:p>
            <text:p>  `hcontrol` int(1) NOT NULL DEFAULT '0',</text:p>
            <text:p>  `ucontrol` int(1) NOT NULL DEFAULT '0',</text:p>
            <text:p>  `bcontrol` int(1) NOT NULL DEFAULT '0',</text:p>
            <text:p>  `ownbonly` int(1) NOT NULL DEFAULT '0',</text:p>
            <text:p>  PRIMARY KEY (`uid`)</text:p>
            <text:p>) ENGINE=InnoDB DEFAULT CHARSET=utf8;</text:p>
            <text:p/>
          </table:table-cell>
          <table:table-cell table:number-columns-repeated="1021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Создать таблицу rolesfill по запросу из комментариев.</text:p>
          </table:table-cell>
          <table:table-cell table:style-name="ce13" office:value-type="string" calcext:value-type="string">
            <text:p>CREATE TABLE `rolesfill` (</text:p>
            <text:p>  `uid` int(11) NOT NULL AUTO_INCREMENT,</text:p>
            <text:p>  `ruid` int(11) NOT NULL,</text:p>
            <text:p>  `pm` int(11) NOT NULL,</text:p>
            <text:p>  PRIMARY KEY (`uid`)</text:p>
            <text:p>) ENGINE=InnoDB AUTO_INCREMENT=1 DEFAULT CHARSET=utf8;</text:p>
            <text:p/>
          </table:table-cell>
          <table:table-cell table:number-columns-repeated="1021"/>
        </table:table-row>
        <table:table-row table:style-name="ro12">
          <table:table-cell office:value-type="float" office:value="5" calcext:value-type="float">
            <text:p>5</text:p>
          </table:table-cell>
          <table:table-cell office:value-type="string" calcext:value-type="string">
            <text:p>Создать таблицу scopes по запросу из комментариев.</text:p>
          </table:table-cell>
          <table:table-cell table:style-name="ce13" office:value-type="string" calcext:value-type="string">
            <text:p>CREATE TABLE `scopes` (</text:p>
            <text:p>  `uid` int(11) NOT NULL AUTO_INCREMENT,</text:p>
            <text:p>  `title` varchar(128) NOT NULL,</text:p>
            <text:p>  PRIMARY KEY (`uid`)</text:p>
            <text:p>) ENGINE=InnoDB AUTO_INCREMENT=1 DEFAULT CHARSET=utf8;</text:p>
            <text:p/>
          </table:table-cell>
          <table:table-cell table:number-columns-repeated="1021"/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Создать таблицу scopesfill по запросу из комментариев.</text:p>
          </table:table-cell>
          <table:table-cell table:style-name="ce13" office:value-type="string" calcext:value-type="string">
            <text:p>CREATE TABLE `scopesfill` (</text:p>
            <text:p>  `uid` int(11) NOT NULL AUTO_INCREMENT,</text:p>
            <text:p>  `scope` int(11) NOT NULL,</text:p>
            <text:p>  `hotel` int(11) NOT NULL,</text:p>
            <text:p>  PRIMARY KEY (`uid`)</text:p>
            <text:p>) ENGINE=InnoDB AUTO_INCREMENT=1 DEFAULT CHARSET=utf8;</text:p>
            <text:p/>
          </table:table-cell>
          <table:table-cell table:number-columns-repeated="1021"/>
        </table:table-row>
        <table:table-row table:style-name="ro13">
          <table:table-cell office:value-type="float" office:value="7" calcext:value-type="float">
            <text:p>7</text:p>
          </table:table-cell>
          <table:table-cell office:value-type="string" calcext:value-type="string">
            <text:p>Скопировать все файлы из каталогов:</text:p>
            <text:p><text:span text:style-name="T1"> - application/controllers</text:span></text:p>
            <text:p><text:span text:style-name="T1"> - application/models</text:span></text:p>
            <text:p><text:span text:style-name="T1"> - application/views</text:span></text:p>
            <text:p><text:span text:style-name="T1"> - application/libraries</text:span></text:p>
            <text:p>в целевой каталог на ресурсе заказчика.</text:p>
            <text:p>И файл</text:p>
            <text:p><text:span text:style-name="T1"> - application/config/routes.php</text:span></text:p>
          </table:table-cell>
          <table:table-cell table:style-name="ce13"/>
          <table:table-cell table:number-columns-repeated="1021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Создать в таблице roles роль.</text:p>
          </table:table-cell>
          <table:table-cell table:style-name="ce13" office:value-type="string" calcext:value-type="string">
            <text:p>INSERT INTO roles (uid,title,rcontrol,hcontrol,ucontrol,bcontrol,ownbonly) VALUES (1,'Администратор',1,1,1,1,0);</text:p>
            <text:p/>
          </table:table-cell>
          <table:table-cell table:number-columns-repeated="1021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В таблице rolesfill для роли 1 добавить записи со всеми пунктами меню.</text:p>
          </table:table-cell>
          <table:table-cell table:style-name="ce13"/>
          <table:table-cell table:number-columns-repeated="1021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В таблице users для администратора прописать роль 1.</text:p>
          </table:table-cell>
          <table:table-cell table:style-name="ce13"/>
          <table:table-cell table:number-columns-repeated="1021"/>
        </table:table-row>
        <table:table-row table:style-name="ro14">
          <table:table-cell office:value-type="float" office:value="11" calcext:value-type="float">
            <text:p>11</text:p>
          </table:table-cell>
          <table:table-cell office:value-type="string" calcext:value-type="string">
            <text:p>Войти под пользователем admin и далее в пункте меню «Области видимости» создать область видимости «Полная». Войти в редактирование этой области видимости и добавить в нее все отели.</text:p>
          </table:table-cell>
          <table:table-cell table:style-name="ce13"/>
          <table:table-cell table:number-columns-repeated="1021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В форме редактирования пользователя добавить администратору область видимости «Полная».</text:p>
          </table:table-cell>
          <table:table-cell table:number-columns-repeated="1022"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Функции.A1:Функции.I3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.00.0000</text:date>, <text:time style:data-style-name="N2" text:time-value="15:21:40.130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3:24:13.628000000</meta:creation-date>
    <dc:date>2016-05-27T09:47:18.731000000</dc:date>
    <meta:editing-duration>P4DT20H8M36S</meta:editing-duration>
    <meta:editing-cycles>82</meta:editing-cycles>
    <meta:generator>LibreOffice/5.0.3.2$Windows_x86 LibreOffice_project/e5f16313668ac592c1bfb310f4390624e3dbfb75</meta:generator>
    <meta:document-statistic meta:table-count="3" meta:cell-count="250" meta:object-count="0"/>
  </office:meta>
</office:document-meta>
</file>